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f62" officeooo:paragraph-rsid="000b7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for 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2:27:03.939586998</meta:creation-date>
    <dc:date>2017-04-22T12:27:19.289046693</dc:date>
    <meta:editing-duration>PT15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5.1.4.2$Linux_X86_64 LibreOffice_project/10m0$Build-2</meta:generator>
  </office:meta>
</office:document-meta>
</file>